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36.0pt"/>
    </style:style>
    <style:style style:family="paragraph" style:name="Sp2" style:display-name="Sp2">
      <style:paragraph-properties style:line-spacing="18.0pt"/>
    </style:style>
  </office:automatic-styles>
  <office:body>
    <office:text text:use-soft-page-breaks="true">
      <text:p text:style-name="Title"><text:span text:style-name="T1">&lt;spacer&gt;</text:span><text:span text:style-name="T2"> Tag Demo</text:span></text:p>
      <text:p text:style-name="Normal"><text:span text:style-name="T3">This is the first paragraph. </text:span></text:p>
      <text:p text:style-name="Sp1"/>
      <text:p text:style-name="Normal"><text:span text:style-name="T4">This paragraph appears </text:span><text:span text:style-name="T5">1 inch</text:span><text:span text:style-name="T6"> lower. </text:span></text:p>
      <text:p text:style-name="Normal"><text:span text:style-name="T7">You can also specify the width. </text:span></text:p>
      <text:p text:style-name="Sp2"/>
      <text:p text:style-name="Normal"><text:span text:style-name="T8">As you can see the width does not do anything. The documentation says it is not implemented yet.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 fo:font-weight="bold"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